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8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4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4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0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6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2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8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2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8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6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2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8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4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0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6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2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4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2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2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6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>PATTERN:</text:span></text:p>
      <text:p text:style-name="P1"><text:span text:style-name="T1"/></text:p>
      <text:p text:style-name="P1"><text:span text:style-name="T1">CODING:</text:span></text:p>
      <text:p text:style-name="P1"><text:span text:style-name="T1"/></text:p>
      <text:p text:style-name="P1"><text:span text:style-name="T2"/></text:p>
      <text:p text:style-name="P1"><text:span text:style-name="T3">using</text:span><text:span text:style-name="T4"><text:s/>System;</text:span></text:p>
      <text:p text:style-name="P1"><text:span text:style-name="T4"/></text:p>
      <text:p text:style-name="P1"><text:span text:style-name="T4"/></text:p>
      <text:p text:style-name="P1"><text:span text:style-name="T5">namespace</text:span><text:span text:style-name="T6"><text:s/>pattern</text:span></text:p>
      <text:p text:style-name="P1"><text:span text:style-name="T6">{</text:span></text:p>
      <text:p text:style-name="P1"><text:span text:style-name="T6"/></text:p>
      <text:p text:style-name="P1"><text:span text:style-name="T6"><text:s text:c="5"/></text:span><text:span text:style-name="T7">class</text:span><text:span text:style-name="T8"><text:s/></text:span><text:span text:style-name="T9">pattern</text:span><text:span text:style-name="T10"/></text:p>
      <text:p text:style-name="P1"><text:span text:style-name="T10"><text:s text:c="4"/>{</text:span></text:p>
      <text:p text:style-name="P1"><text:span text:style-name="T10"><text:s text:c="8"/></text:span><text:span text:style-name="T11">public</text:span><text:span text:style-name="T12"><text:s/></text:span><text:span text:style-name="T13">void</text:span><text:span text:style-name="T14"><text:s/>star1()</text:span></text:p>
      <text:p text:style-name="P1"><text:span text:style-name="T14"><text:s text:c="8"/>{</text:span></text:p>
      <text:p text:style-name="P1"><text:span text:style-name="T14"><text:s text:c="12"/></text:span><text:span text:style-name="T15">int</text:span><text:span text:style-name="T16"><text:s/>i, j;</text:span></text:p>
      <text:p text:style-name="P1"><text:span text:style-name="T16"><text:s text:c="12"/></text:span><text:span text:style-name="T17">int</text:span><text:span text:style-name="T18"><text:s/>n = Convert.ToInt32(Console.ReadLine());</text:span></text:p>
      <text:p text:style-name="P1"><text:span text:style-name="T18"><text:s text:c="12"/></text:span><text:span text:style-name="T19">for</text:span><text:span text:style-name="T20"><text:s/>(i = 1; i &lt;= n; i++)</text:span></text:p>
      <text:p text:style-name="P1"><text:span text:style-name="T20"><text:s text:c="12"/>{</text:span></text:p>
      <text:p text:style-name="P1"><text:span text:style-name="T20"><text:s text:c="16"/></text:span><text:span text:style-name="T21">for</text:span><text:span text:style-name="T22">(j=1;j&lt;=i;j++)</text:span></text:p>
      <text:p text:style-name="P1"><text:span text:style-name="T22"><text:s text:c="16"/>{</text:span></text:p>
      <text:p text:style-name="P1"><text:span text:style-name="T22"><text:s text:c="20"/>Console.Write(</text:span><text:span text:style-name="T23">"*"</text:span><text:span text:style-name="T24">);</text:span></text:p>
      <text:p text:style-name="P1"><text:span text:style-name="T24"><text:s text:c="16"/>}</text:span></text:p>
      <text:p text:style-name="P1"><text:span text:style-name="T24"><text:s text:c="16"/>Console.WriteLine();</text:span></text:p>
      <text:p text:style-name="P1"><text:span text:style-name="T24"><text:s text:c="12"/>}</text:span></text:p>
      <text:p text:style-name="P1"><text:span text:style-name="T24"><text:s text:c="12"/></text:span></text:p>
      <text:p text:style-name="P1"><text:span text:style-name="T24"><text:s text:c="8"/>}</text:span></text:p>
      <text:p text:style-name="P1"><text:span text:style-name="T24"><text:s text:c="8"/></text:span><text:span text:style-name="T25">public</text:span><text:span text:style-name="T26"><text:s/></text:span><text:span text:style-name="T27">void</text:span><text:span text:style-name="T28"><text:s/>star2()</text:span></text:p>
      <text:p text:style-name="P1"><text:span text:style-name="T28"><text:s text:c="8"/>{</text:span></text:p>
      <text:p text:style-name="P1"><text:span text:style-name="T28"><text:s text:c="12"/></text:span><text:span text:style-name="T29">int</text:span><text:span text:style-name="T30"><text:s/>i, j,l;</text:span></text:p>
      <text:p text:style-name="P1"><text:span text:style-name="T30"><text:s text:c="12"/></text:span><text:span text:style-name="T31">int</text:span><text:span text:style-name="T32"><text:s/>n = Convert.ToInt32(Console.ReadLine());</text:span></text:p>
      <text:p text:style-name="P1"><text:span text:style-name="T32"><text:s text:c="11"/></text:span><text:span text:style-name="T33">for</text:span><text:span text:style-name="T34"><text:s/>(i = n; i &gt;=1; i--)</text:span></text:p>
      <text:p text:style-name="P1"><text:span text:style-name="T34"><text:s text:c="12"/>{</text:span></text:p>
      <text:p text:style-name="P1"><text:span text:style-name="T34"><text:s text:c="16"/></text:span><text:span text:style-name="T35">for</text:span><text:span text:style-name="T36"><text:s/>(j = 1; j &lt;i; j++)</text:span></text:p>
      <text:p text:style-name="P1"><text:span text:style-name="T36"><text:s text:c="16"/>{</text:span></text:p>
      <text:p text:style-name="P1"><text:span text:style-name="T36"><text:s text:c="20"/>Console.Write(</text:span><text:span text:style-name="T37">" "</text:span><text:span text:style-name="T38">);</text:span></text:p>
      <text:p text:style-name="P1"><text:span text:style-name="T38"><text:s text:c="16"/>}</text:span></text:p>
      <text:p text:style-name="P1"><text:span text:style-name="T38"><text:s text:c="16"/></text:span><text:span text:style-name="T39">for</text:span><text:span text:style-name="T40">(l=n;l&gt;=i;l--)</text:span></text:p>
      <text:p text:style-name="P1"><text:span text:style-name="T40"><text:s text:c="16"/>{</text:span></text:p>
      <text:p text:style-name="P1"><text:span text:style-name="T40"><text:s text:c="20"/>Console.Write(</text:span><text:span text:style-name="T41">"*"</text:span><text:span text:style-name="T42">);</text:span></text:p>
      <text:p text:style-name="P1"><text:span text:style-name="T42"/></text:p>
      <text:p text:style-name="P1"><text:span text:style-name="T42"><text:s text:c="16"/>}</text:span></text:p>
      <text:p text:style-name="P1"><text:span text:style-name="T42"><text:s text:c="15"/></text:span></text:p>
      <text:p text:style-name="P1"><text:span text:style-name="T42"><text:s text:c="16"/>Console.WriteLine();</text:span></text:p>
      <text:p text:style-name="P1"><text:span text:style-name="T42"><text:s text:c="12"/>}</text:span></text:p>
      <text:p text:style-name="P1"><text:span text:style-name="T42"><text:s text:c="10"/></text:span></text:p>
      <text:p text:style-name="P1"><text:span text:style-name="T42"><text:s text:c="12"/></text:span></text:p>
      <text:p text:style-name="P1"><text:span text:style-name="T42"/></text:p>
      <text:p text:style-name="P1"><text:span text:style-name="T42"><text:s text:c="8"/>}</text:span></text:p>
      <text:p text:style-name="P1"><text:span text:style-name="T42"><text:s text:c="7"/></text:span><text:span text:style-name="T43">public</text:span><text:span text:style-name="T44"><text:s/></text:span><text:span text:style-name="T45">void</text:span><text:span text:style-name="T46"><text:s/>star3()</text:span></text:p>
      <text:p text:style-name="P1"><text:span text:style-name="T46"><text:s text:c="8"/>{</text:span></text:p>
      <text:p text:style-name="P1"><text:span text:style-name="T46"><text:s text:c="12"/></text:span><text:span text:style-name="T47">int</text:span><text:span text:style-name="T48"><text:s/>i, j, l=0;</text:span></text:p>
      <text:p text:style-name="P1"><text:span text:style-name="T48"><text:s text:c="13"/></text:span><text:span text:style-name="T49">int</text:span><text:span text:style-name="T50"><text:s/>n = Convert.ToInt32(Console.ReadLine());</text:span></text:p>
      <text:p text:style-name="P1"><text:span text:style-name="T50"><text:s text:c="12"/></text:span><text:span text:style-name="T51">for</text:span><text:span text:style-name="T52">(i=1;i&lt;=n;i++)</text:span></text:p>
      <text:p text:style-name="P1"><text:span text:style-name="T52"><text:s text:c="12"/>{</text:span></text:p>
      <text:p text:style-name="P1"><text:span text:style-name="T52"><text:s text:c="16"/></text:span><text:span text:style-name="T53">for</text:span><text:span text:style-name="T54">(j=1;j&lt;=(n-i);j++)</text:span></text:p>
      <text:p text:style-name="P1"><text:span text:style-name="T54"><text:s text:c="16"/>{</text:span></text:p>
      <text:p text:style-name="P1"><text:span text:style-name="T54"><text:s text:c="20"/>Console.Write(</text:span><text:span text:style-name="T55">" "</text:span><text:span text:style-name="T56">);</text:span></text:p>
      <text:p text:style-name="P1"><text:span text:style-name="T56"><text:s text:c="16"/>}</text:span></text:p>
      <text:p text:style-name="P1"><text:span text:style-name="T56"><text:s text:c="16"/></text:span><text:span text:style-name="T57">for</text:span><text:span text:style-name="T58">(l=1;l&lt;i*2;l++)</text:span></text:p>
      <text:p text:style-name="P1"><text:span text:style-name="T58"><text:s text:c="16"/>{</text:span></text:p>
      <text:p text:style-name="P1"><text:span text:style-name="T58"><text:s text:c="20"/>Console.Write(</text:span><text:span text:style-name="T59">"*"</text:span><text:span text:style-name="T60">);</text:span></text:p>
      <text:p text:style-name="P1"><text:span text:style-name="T60"><text:s text:c="16"/>}</text:span></text:p>
      <text:p text:style-name="P1"><text:span text:style-name="T60"><text:s text:c="16"/>Console.WriteLine();</text:span></text:p>
      <text:p text:style-name="P1"><text:span text:style-name="T60"/></text:p>
      <text:p text:style-name="P1"><text:span text:style-name="T60"><text:s text:c="12"/>}</text:span></text:p>
      <text:p text:style-name="P1"><text:span text:style-name="T60"><text:s text:c="12"/></text:span></text:p>
      <text:p text:style-name="P1"><text:span text:style-name="T60"/></text:p>
      <text:p text:style-name="P1"><text:span text:style-name="T60"><text:s text:c="12"/></text:span></text:p>
      <text:p text:style-name="P1"><text:span text:style-name="T60"><text:s text:c="8"/>}</text:span></text:p>
      <text:p text:style-name="P1"><text:span text:style-name="T60"><text:s text:c="8"/></text:span></text:p>
      <text:p text:style-name="P1"><text:span text:style-name="T60"><text:s text:c="4"/>}</text:span></text:p>
      <text:p text:style-name="P1"><text:span text:style-name="T60"><text:s text:c="4"/></text:span><text:span text:style-name="T61">class</text:span><text:span text:style-name="T62"><text:s/></text:span><text:span text:style-name="T63">Program</text:span><text:span text:style-name="T64"/></text:p>
      <text:p text:style-name="P1"><text:span text:style-name="T64"><text:s text:c="4"/>{</text:span></text:p>
      <text:p text:style-name="P1"><text:span text:style-name="T64"><text:s text:c="7"/></text:span></text:p>
      <text:p text:style-name="P1"><text:span text:style-name="T64"/></text:p>
      <text:p text:style-name="P1"><text:span text:style-name="T64"><text:s text:c="8"/></text:span><text:span text:style-name="T65">static</text:span><text:span text:style-name="T66"><text:s/></text:span><text:span text:style-name="T67">void</text:span><text:span text:style-name="T68"><text:s/>Main(</text:span><text:span text:style-name="T69">string</text:span><text:span text:style-name="T70">[] args)</text:span></text:p>
      <text:p text:style-name="P1"><text:span text:style-name="T70"><text:s text:c="8"/>{</text:span></text:p>
      <text:p text:style-name="P1"><text:span text:style-name="T70"><text:s text:c="12"/>pattern obj =<text:s/></text:span><text:span text:style-name="T71">new</text:span><text:span text:style-name="T72"><text:s/>pattern();</text:span></text:p>
      <text:p text:style-name="P1"><text:span text:style-name="T72"><text:s text:c="12"/>obj.star1();</text:span></text:p>
      <text:p text:style-name="P1"><text:span text:style-name="T72"><text:s text:c="12"/>obj.star2();</text:span></text:p>
      <text:p text:style-name="P1"><text:span text:style-name="T72"><text:s text:c="12"/>obj.star3();</text:span></text:p>
      <text:p text:style-name="P1"><text:span text:style-name="T72"><text:s text:c="12"/>Console.ReadKey();</text:span></text:p>
      <text:p text:style-name="P1"><text:span text:style-name="T72"/></text:p>
      <text:p text:style-name="P1"><text:span text:style-name="T72"/></text:p>
      <text:p text:style-name="P1"><text:span text:style-name="T72"><text:s text:c="8"/>}</text:span></text:p>
      <text:p text:style-name="P1"><text:span text:style-name="T72"><text:s text:c="4"/>}</text:span></text:p>
      <text:p text:style-name="P1"><text:span text:style-name="T72">}</text:span></text:p>
      <text:p text:style-name="P1"><text:span text:style-name="T73">SCREENSHOT</text:span></text:p>
      <text:p text:style-name="P2"><draw:frame text:anchor-type="as-char" svg:width="179.39mm" svg:height="105.83mm" style:rel-width="scale" style:rel-height="scale"><draw:object-ole xlink:href="OleObj1"/><draw:image xlink:href="ObjectReplacements/OleObj1"/></draw:frame><text:span text:style-name="T73"/></text:p>
      <text:p text:style-name="P3"><text:span text:style-name="T73"/></text:p>
      <text:p text:style-name="P3"><text:span text:style-name="T73"/></text:p>
      <text:p text:style-name="P3"><text:span text:style-name="T73"/></text:p>
      <text:p text:style-name="P3"><text:span text:style-name="T73"/></text:p>
      <text:p text:style-name="P3"><text:span text:style-name="T73"/></text:p>
      <text:p text:style-name="P3"><text:span text:style-name="T73">LOOPING AND STATEMENTS</text:span></text:p>
      <text:p text:style-name="P3"><text:span text:style-name="T73"/></text:p>
      <text:p text:style-name="P3"><text:span text:style-name="T73"/></text:p>
      <text:p text:style-name="P3"><text:span text:style-name="T73">CODING:</text:span></text:p>
      <text:p text:style-name="P3"><text:span text:style-name="T73"/></text:p>
      <text:p text:style-name="P3"><text:span text:style-name="T74">using</text:span><text:span text:style-name="T75"><text:s/>System;</text:span></text:p>
      <text:p text:style-name="P3"><text:span text:style-name="T76">using</text:span><text:span text:style-name="T77"><text:s/>System.Collections.Generic;</text:span></text:p>
      <text:p text:style-name="P3"><text:span text:style-name="T78">using</text:span><text:span text:style-name="T79"><text:s/>System.Linq;</text:span></text:p>
      <text:p text:style-name="P3"><text:span text:style-name="T80">using</text:span><text:span text:style-name="T81"><text:s/>System.Text;</text:span></text:p>
      <text:p text:style-name="P3"><text:span text:style-name="T82">using</text:span><text:span text:style-name="T83"><text:s/>System.Threading.Tasks;</text:span></text:p>
      <text:p text:style-name="P3"><text:span text:style-name="T83"/></text:p>
      <text:p text:style-name="P3"><text:span text:style-name="T84">namespace</text:span><text:span text:style-name="T85"><text:s/>statements</text:span></text:p>
      <text:p text:style-name="P3"><text:span text:style-name="T85">{</text:span></text:p>
      <text:p text:style-name="P3"><text:span text:style-name="T85"><text:s text:c="5"/></text:span><text:span text:style-name="T86">class</text:span><text:span text:style-name="T87"><text:s/></text:span><text:span text:style-name="T88">statements</text:span><text:span text:style-name="T89"/></text:p>
      <text:p text:style-name="P3"><text:span text:style-name="T89"><text:s text:c="4"/>{</text:span></text:p>
      <text:p text:style-name="P3"><text:span text:style-name="T89"><text:s text:c="7"/></text:span></text:p>
      <text:p text:style-name="P3"><text:span text:style-name="T89"><text:s text:c="8"/></text:span><text:span text:style-name="T90">public</text:span><text:span text:style-name="T91"><text:s/></text:span><text:span text:style-name="T92">void</text:span><text:span text:style-name="T93"><text:s/>first()<text:s/></text:span><text:span text:style-name="T94">//if-else statement</text:span><text:span text:style-name="T95"/></text:p>
      <text:p text:style-name="P3"><text:span text:style-name="T95"><text:s text:c="8"/>{</text:span></text:p>
      <text:p text:style-name="P3"><text:span text:style-name="T95"><text:s text:c="12"/></text:span><text:span text:style-name="T96">int</text:span><text:span text:style-name="T97"><text:s/>n = Convert.ToInt32(Console.ReadLine());</text:span></text:p>
      <text:p text:style-name="P3"><text:span text:style-name="T97"><text:s text:c="12"/></text:span></text:p>
      <text:p text:style-name="P3"><text:span text:style-name="T97"><text:s text:c="12"/></text:span><text:span text:style-name="T98">if</text:span><text:span text:style-name="T99">(n%2==0)</text:span></text:p>
      <text:p text:style-name="P3"><text:span text:style-name="T99"><text:s text:c="12"/>{</text:span></text:p>
      <text:p text:style-name="P3"><text:span text:style-name="T99"><text:s text:c="16"/>Console.WriteLine(</text:span><text:span text:style-name="T100">"n is even number"</text:span><text:span text:style-name="T101">);</text:span></text:p>
      <text:p text:style-name="P3"><text:span text:style-name="T101"><text:s text:c="12"/>}</text:span></text:p>
      <text:p text:style-name="P3"><text:span text:style-name="T101"><text:s text:c="12"/></text:span><text:span text:style-name="T102">else</text:span><text:span text:style-name="T103"/></text:p>
      <text:p text:style-name="P3"><text:span text:style-name="T103"><text:s text:c="12"/>{</text:span></text:p>
      <text:p text:style-name="P3"><text:span text:style-name="T103"><text:s text:c="16"/>Console.WriteLine(</text:span><text:span text:style-name="T104">"n is not even number"</text:span><text:span text:style-name="T105">);</text:span></text:p>
      <text:p text:style-name="P3"><text:span text:style-name="T105"/></text:p>
      <text:p text:style-name="P3"><text:span text:style-name="T105"><text:s text:c="12"/>}</text:span></text:p>
      <text:p text:style-name="P3"><text:span text:style-name="T105"/></text:p>
      <text:p text:style-name="P3"><text:span text:style-name="T105"><text:s text:c="8"/>}</text:span></text:p>
      <text:p text:style-name="P3"><text:span text:style-name="T105"><text:s text:c="8"/></text:span><text:span text:style-name="T106">public</text:span><text:span text:style-name="T107"><text:s/></text:span><text:span text:style-name="T108">void</text:span><text:span text:style-name="T109"><text:s/>second()<text:s/></text:span><text:span text:style-name="T110">//if-else if ladder</text:span><text:span text:style-name="T111"/></text:p>
      <text:p text:style-name="P3"><text:span text:style-name="T111"><text:s text:c="8"/>{</text:span></text:p>
      <text:p text:style-name="P3"><text:span text:style-name="T111"><text:s text:c="12"/></text:span><text:span text:style-name="T112">int</text:span><text:span text:style-name="T113"><text:s/>val = Convert.ToInt32(Console.ReadLine());</text:span></text:p>
      <text:p text:style-name="P3"><text:span text:style-name="T113"/></text:p>
      <text:p text:style-name="P3"><text:span text:style-name="T113"><text:s text:c="12"/></text:span><text:span text:style-name="T114">if</text:span><text:span text:style-name="T115"><text:s/>(val==1)</text:span></text:p>
      <text:p text:style-name="P3"><text:span text:style-name="T115"><text:s text:c="12"/>{</text:span></text:p>
      <text:p text:style-name="P3"><text:span text:style-name="T115"><text:s text:c="16"/>Console.WriteLine(</text:span><text:span text:style-name="T116">"n is one"</text:span><text:span text:style-name="T117">);</text:span></text:p>
      <text:p text:style-name="P3"><text:span text:style-name="T117"><text:s text:c="12"/>}</text:span></text:p>
      <text:p text:style-name="P3"><text:span text:style-name="T117"><text:s text:c="12"/></text:span><text:span text:style-name="T118">else</text:span><text:span text:style-name="T119"><text:s/></text:span><text:span text:style-name="T120">if</text:span><text:span text:style-name="T121">(val==2)</text:span></text:p>
      <text:p text:style-name="P3"><text:span text:style-name="T121"><text:s text:c="12"/>{</text:span></text:p>
      <text:p text:style-name="P3"><text:span text:style-name="T121"><text:s text:c="16"/>Console.WriteLine(</text:span><text:span text:style-name="T122">"n is two"</text:span><text:span text:style-name="T123">);</text:span></text:p>
      <text:p text:style-name="P3"><text:span text:style-name="T123"/></text:p>
      <text:p text:style-name="P3"><text:span text:style-name="T123"><text:s text:c="12"/>}</text:span></text:p>
      <text:p text:style-name="P3"><text:span text:style-name="T123"><text:s text:c="12"/></text:span><text:span text:style-name="T124">else</text:span><text:span text:style-name="T125"><text:s/></text:span><text:span text:style-name="T126">if</text:span><text:span text:style-name="T127">(val==3)</text:span></text:p>
      <text:p text:style-name="P3"><text:span text:style-name="T127"><text:s text:c="12"/>{</text:span></text:p>
      <text:p text:style-name="P3"><text:span text:style-name="T127"><text:s text:c="16"/>Console.WriteLine(</text:span><text:span text:style-name="T128">"n is three"</text:span><text:span text:style-name="T129">);</text:span></text:p>
      <text:p text:style-name="P3"><text:span text:style-name="T129"><text:s text:c="12"/>}</text:span></text:p>
      <text:p text:style-name="P3"><text:span text:style-name="T129"><text:s text:c="12"/></text:span><text:span text:style-name="T130">else</text:span><text:span text:style-name="T131"/></text:p>
      <text:p text:style-name="P3"><text:span text:style-name="T131"><text:s text:c="12"/>{</text:span></text:p>
      <text:p text:style-name="P3"><text:span text:style-name="T131"><text:s text:c="16"/>Console.WriteLine(</text:span><text:span text:style-name="T132">"more than three"</text:span><text:span text:style-name="T133">);</text:span></text:p>
      <text:p text:style-name="P3"><text:span text:style-name="T133"><text:s text:c="12"/>}</text:span></text:p>
      <text:p text:style-name="P3"><text:span text:style-name="T133"/></text:p>
      <text:p text:style-name="P3"><text:span text:style-name="T133"><text:s text:c="8"/>}</text:span></text:p>
      <text:p text:style-name="P3"><text:span text:style-name="T133"><text:s text:c="8"/></text:span><text:span text:style-name="T134">public</text:span><text:span text:style-name="T135"><text:s/></text:span><text:span text:style-name="T136">void</text:span><text:span text:style-name="T137"><text:s/>four()<text:s/></text:span><text:span text:style-name="T138">//switch statement</text:span><text:span text:style-name="T139"/></text:p>
      <text:p text:style-name="P3"><text:span text:style-name="T139"><text:s text:c="8"/>{</text:span></text:p>
      <text:p text:style-name="P3"><text:span text:style-name="T139"><text:s text:c="12"/></text:span><text:span text:style-name="T140">int</text:span><text:span text:style-name="T141"><text:s/>n = 3;</text:span></text:p>
      <text:p text:style-name="P3"><text:span text:style-name="T141"><text:s text:c="12"/></text:span><text:span text:style-name="T142">switch</text:span><text:span text:style-name="T143"><text:s/>(n)</text:span></text:p>
      <text:p text:style-name="P3"><text:span text:style-name="T143"><text:s text:c="12"/>{</text:span></text:p>
      <text:p text:style-name="P3"><text:span text:style-name="T143"/></text:p>
      <text:p text:style-name="P3"><text:span text:style-name="T143"><text:s text:c="16"/></text:span><text:span text:style-name="T144">case</text:span><text:span text:style-name="T145"><text:s/>1:</text:span></text:p>
      <text:p text:style-name="P3"><text:span text:style-name="T145"><text:s text:c="20"/>Console.WriteLine(</text:span><text:span text:style-name="T146">"number is 1"</text:span><text:span text:style-name="T147">);</text:span></text:p>
      <text:p text:style-name="P3"><text:span text:style-name="T147"><text:s text:c="20"/></text:span><text:span text:style-name="T148">break</text:span><text:span text:style-name="T149">;</text:span></text:p>
      <text:p text:style-name="P3"><text:span text:style-name="T149"><text:s text:c="16"/></text:span><text:span text:style-name="T150">case</text:span><text:span text:style-name="T151"><text:s/>2:</text:span></text:p>
      <text:p text:style-name="P3"><text:span text:style-name="T151"><text:s text:c="20"/>Console.WriteLine(</text:span><text:span text:style-name="T152">"number is 2"</text:span><text:span text:style-name="T153">);</text:span></text:p>
      <text:p text:style-name="P3"><text:span text:style-name="T153"><text:s text:c="20"/></text:span><text:span text:style-name="T154">break</text:span><text:span text:style-name="T155">;</text:span></text:p>
      <text:p text:style-name="P3"><text:span text:style-name="T155"><text:s text:c="16"/></text:span><text:span text:style-name="T156">case</text:span><text:span text:style-name="T157"><text:s/>3:</text:span></text:p>
      <text:p text:style-name="P3"><text:span text:style-name="T157"><text:s text:c="20"/>Console.WriteLine(</text:span><text:span text:style-name="T158">"number is 3"</text:span><text:span text:style-name="T159">);</text:span></text:p>
      <text:p text:style-name="P3"><text:span text:style-name="T159"><text:s text:c="20"/></text:span><text:span text:style-name="T160">break</text:span><text:span text:style-name="T161">;</text:span></text:p>
      <text:p text:style-name="P3"><text:span text:style-name="T161"><text:s text:c="16"/></text:span><text:span text:style-name="T162">case</text:span><text:span text:style-name="T163"><text:s/>4:</text:span></text:p>
      <text:p text:style-name="P3"><text:span text:style-name="T163"><text:s text:c="20"/>Console.WriteLine(</text:span><text:span text:style-name="T164">"number is 4"</text:span><text:span text:style-name="T165">);</text:span></text:p>
      <text:p text:style-name="P3"><text:span text:style-name="T165"><text:s text:c="20"/></text:span><text:span text:style-name="T166">break</text:span><text:span text:style-name="T167">;</text:span></text:p>
      <text:p text:style-name="P3"><text:span text:style-name="T167"><text:s text:c="16"/></text:span><text:span text:style-name="T168">default</text:span><text:span text:style-name="T169">:</text:span></text:p>
      <text:p text:style-name="P3"><text:span text:style-name="T169"><text:s text:c="20"/>Console.WriteLine(</text:span><text:span text:style-name="T170">"no number is matched"</text:span><text:span text:style-name="T171">);</text:span></text:p>
      <text:p text:style-name="P3"><text:span text:style-name="T171"><text:s text:c="20"/></text:span><text:span text:style-name="T172">break</text:span><text:span text:style-name="T173">;</text:span></text:p>
      <text:p text:style-name="P3"><text:span text:style-name="T173"/></text:p>
      <text:p text:style-name="P3"><text:span text:style-name="T173"><text:s text:c="12"/>}</text:span></text:p>
      <text:p text:style-name="P3"><text:span text:style-name="T173"><text:s text:c="8"/>}</text:span></text:p>
      <text:p text:style-name="P3"><text:span text:style-name="T173"/></text:p>
      <text:p text:style-name="P3"><text:span text:style-name="T173"/></text:p>
      <text:p text:style-name="P3"><text:span text:style-name="T173"><text:s text:c="4"/>}</text:span></text:p>
      <text:p text:style-name="P3"><text:span text:style-name="T173"><text:s text:c="4"/></text:span><text:span text:style-name="T174">class</text:span><text:span text:style-name="T175"><text:s/></text:span><text:span text:style-name="T176">loops</text:span><text:span text:style-name="T177"/></text:p>
      <text:p text:style-name="P3"><text:span text:style-name="T177"><text:s text:c="4"/>{</text:span></text:p>
      <text:p text:style-name="P3"><text:span text:style-name="T177"><text:s text:c="8"/></text:span></text:p>
      <text:p text:style-name="P3"><text:span text:style-name="T177"><text:s text:c="8"/></text:span><text:span text:style-name="T178">public</text:span><text:span text:style-name="T179"><text:s/></text:span><text:span text:style-name="T180">void</text:span><text:span text:style-name="T181"><text:s/>third()<text:s/></text:span><text:span text:style-name="T182">//do-while loop</text:span><text:span text:style-name="T183"/></text:p>
      <text:p text:style-name="P3"><text:span text:style-name="T183"><text:s text:c="8"/>{</text:span></text:p>
      <text:p text:style-name="P3"><text:span text:style-name="T183"/></text:p>
      <text:p text:style-name="P3"><text:span text:style-name="T183"><text:s text:c="12"/></text:span><text:span text:style-name="T184">int</text:span><text:span text:style-name="T185"><text:s/>i = Convert.ToInt32(Console.ReadLine());</text:span></text:p>
      <text:p text:style-name="P3"><text:span text:style-name="T185"/></text:p>
      <text:p text:style-name="P3"><text:span text:style-name="T185"><text:s text:c="12"/></text:span><text:span text:style-name="T186">do</text:span><text:span text:style-name="T187"/></text:p>
      <text:p text:style-name="P3"><text:span text:style-name="T187"><text:s text:c="12"/>{</text:span></text:p>
      <text:p text:style-name="P3"><text:span text:style-name="T187"><text:s text:c="16"/></text:span></text:p>
      <text:p text:style-name="P3"><text:span text:style-name="T187"><text:s text:c="16"/>Console.WriteLine(i);</text:span></text:p>
      <text:p text:style-name="P3"><text:span text:style-name="T187"><text:s text:c="16"/>i++;</text:span></text:p>
      <text:p text:style-name="P3"><text:span text:style-name="T187"><text:s text:c="12"/>}<text:s/></text:span><text:span text:style-name="T188">while</text:span><text:span text:style-name="T189"><text:s/>(i &lt;10);</text:span></text:p>
      <text:p text:style-name="P3"><text:span text:style-name="T189"><text:s text:c="12"/></text:span></text:p>
      <text:p text:style-name="P3"><text:span text:style-name="T189"/></text:p>
      <text:p text:style-name="P3"><text:span text:style-name="T189"><text:s text:c="12"/></text:span></text:p>
      <text:p text:style-name="P3"><text:span text:style-name="T189"><text:s text:c="8"/>}</text:span></text:p>
      <text:p text:style-name="P3"><text:span text:style-name="T189"><text:s text:c="8"/></text:span><text:span text:style-name="T190">public</text:span><text:span text:style-name="T191"><text:s/></text:span><text:span text:style-name="T192">void</text:span><text:span text:style-name="T193"><text:s/>fifth()</text:span><text:span text:style-name="T194">//while</text:span><text:span text:style-name="T195"/></text:p>
      <text:p text:style-name="P3"><text:span text:style-name="T195"><text:s text:c="8"/>{</text:span></text:p>
      <text:p text:style-name="P3"><text:span text:style-name="T195"/></text:p>
      <text:p text:style-name="P3"><text:span text:style-name="T195"><text:s text:c="12"/></text:span><text:span text:style-name="T196">int</text:span><text:span text:style-name="T197"><text:s/>i = Convert.ToInt32(Console.ReadLine());</text:span></text:p>
      <text:p text:style-name="P3"><text:span text:style-name="T197"/></text:p>
      <text:p text:style-name="P3"><text:span text:style-name="T197"><text:s text:c="12"/></text:span><text:span text:style-name="T198">while</text:span><text:span text:style-name="T199"><text:s/>(i &lt; 20) </text:span></text:p>
      <text:p text:style-name="P3"><text:span text:style-name="T199"><text:s text:c="12"/>{</text:span></text:p>
      <text:p text:style-name="P3"><text:span text:style-name="T199"/></text:p>
      <text:p text:style-name="P3"><text:span text:style-name="T199"><text:s text:c="16"/>Console.WriteLine(i);</text:span></text:p>
      <text:p text:style-name="P3"><text:span text:style-name="T199"><text:s text:c="16"/>i++;</text:span></text:p>
      <text:p text:style-name="P3"><text:span text:style-name="T199"><text:s text:c="12"/>} </text:span></text:p>
      <text:p text:style-name="P3"><text:span text:style-name="T199"/></text:p>
      <text:p text:style-name="P3"><text:span text:style-name="T199"/></text:p>
      <text:p text:style-name="P3"><text:span text:style-name="T199"/></text:p>
      <text:p text:style-name="P3"><text:span text:style-name="T199"><text:s text:c="8"/>}</text:span></text:p>
      <text:p text:style-name="P3"><text:span text:style-name="T199"/></text:p>
      <text:p text:style-name="P3"><text:span text:style-name="T199"><text:s text:c="4"/>}</text:span></text:p>
      <text:p text:style-name="P3"><text:span text:style-name="T199"><text:s text:c="4"/></text:span><text:span text:style-name="T200">class</text:span><text:span text:style-name="T201"><text:s/></text:span><text:span text:style-name="T202">Program</text:span><text:span text:style-name="T203"/></text:p>
      <text:p text:style-name="P3"><text:span text:style-name="T203"><text:s text:c="4"/>{</text:span></text:p>
      <text:p text:style-name="P3"><text:span text:style-name="T203"><text:s text:c="8"/></text:span><text:span text:style-name="T204">static</text:span><text:span text:style-name="T205"><text:s/></text:span><text:span text:style-name="T206">void</text:span><text:span text:style-name="T207"><text:s/>Main(</text:span><text:span text:style-name="T208">string</text:span><text:span text:style-name="T209">[] args)</text:span></text:p>
      <text:p text:style-name="P3"><text:span text:style-name="T209"><text:s text:c="8"/>{</text:span></text:p>
      <text:p text:style-name="P3"><text:span text:style-name="T209"><text:s text:c="12"/>statements state =<text:s/></text:span><text:span text:style-name="T210">new</text:span><text:span text:style-name="T211"><text:s/>statements();</text:span><text:span text:style-name="T212">//object creation for statements class</text:span><text:span text:style-name="T213"/></text:p>
      <text:p text:style-name="P3"><text:span text:style-name="T213"><text:s text:c="12"/>state.first();</text:span></text:p>
      <text:p text:style-name="P3"><text:span text:style-name="T213"><text:s text:c="12"/>state.second();</text:span></text:p>
      <text:p text:style-name="P3"><text:span text:style-name="T213"><text:s text:c="12"/>loops obj =<text:s/></text:span><text:span text:style-name="T214">new</text:span><text:span text:style-name="T215"><text:s/>loops();</text:span><text:span text:style-name="T216">//object creation for loops class</text:span><text:span text:style-name="T217"/></text:p>
      <text:p text:style-name="P3"><text:span text:style-name="T217"><text:s text:c="12"/>obj.third();</text:span></text:p>
      <text:p text:style-name="P3"><text:span text:style-name="T217"><text:s text:c="12"/>state.four();</text:span></text:p>
      <text:p text:style-name="P3"><text:span text:style-name="T217"><text:s text:c="12"/>obj.fifth();</text:span></text:p>
      <text:p text:style-name="P3"><text:span text:style-name="T217"><text:s text:c="12"/>Console.ReadKey();</text:span></text:p>
      <text:p text:style-name="P3"><text:span text:style-name="T217"><text:s text:c="8"/>}</text:span></text:p>
      <text:p text:style-name="P3"><text:span text:style-name="T217"><text:s text:c="4"/>}</text:span></text:p>
      <text:p text:style-name="P3"><text:span text:style-name="T217">}</text:span></text:p>
      <text:p text:style-name="P3"><text:span text:style-name="T218"><text:s/></text:span></text:p>
      <text:p text:style-name="P3"><text:span text:style-name="T218"/></text:p>
      <text:p text:style-name="P3"><text:span text:style-name="T218">SCREENSHOT:</text:span></text:p>
      <text:p text:style-name="P4"><draw:frame text:anchor-type="as-char" svg:width="177.80mm" svg:height="105.57mm" style:rel-width="scale" style:rel-height="scale"><draw:object-ole xlink:href="OleObj2"/><draw:image xlink:href="ObjectReplacements/OleObj2"/></draw:frame><text:span text:style-name="T218"/></text:p>
      <text:p text:style-name="P5"><text:span text:style-name="T2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